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0526" officeooo:paragraph-rsid="00150526"/>
    </style:style>
    <style:style style:name="P2" style:family="paragraph" style:parent-style-name="Standard">
      <style:text-properties officeooo:rsid="0015fc25" officeooo:paragraph-rsid="0015fc2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/usr/bin/python3.5 /home/kmd/Documents/multi-compartment_multi-anion/main.py</text:p>
      <text:p text:style-name="P2">[]</text:p>
      <text:p text:style-name="P2">main</text:p>
      <text:p text:style-name="P2">Compartment reference not osmo-neutral</text:p>
      <text:p text:style-name="P2">Compartment dendrite left not osmo-neutral</text:p>
      <text:p text:style-name="P2">Compartment dendrite right 1 not osmo-neutral</text:p>
      <text:p text:style-name="P2">Compartment dendrite right 2 not osmo-neutral</text:p>
      <text:p text:style-name="P2">Compartment dendrite right 3 not osmo-neutral</text:p>
      <text:p text:style-name="P2">Compartment dendrite right 4 not osmo-neutral</text:p>
      <text:p text:style-name="P2">Compartment dendrite right 5 not osmo-neutral</text:p>
      <text:p text:style-name="P2">Compartment dendrite right 6 not osmo-neutral</text:p>
      <text:p text:style-name="P2">Compartment dendrite right 7 not osmo-neutral</text:p>
      <text:p text:style-name="P2">Compartment dendrite right 8 not osmo-neutral</text:p>
      <text:p text:style-name="P2">running from 0.000000 s until 100.000000 s with time step of 0.001 seconds </text:p>
      <text:p text:style-name="P2">time taken: 34.852751</text:p>
      <text:p text:style-name="P2">dendrite left&lt;-reference</text:p>
      <text:p text:style-name="P2">reference&lt;-dendrite right 1</text:p>
      <text:p text:style-name="P2">dendrite right 1&lt;-dendrite right 2</text:p>
      <text:p text:style-name="P2">dendrite right 2&lt;-dendrite right 3</text:p>
      <text:p text:style-name="P2">dendrite right 3&lt;-dendrite right 4</text:p>
      <text:p text:style-name="P2">dendrite right 4&lt;-dendrite right 5</text:p>
      <text:p text:style-name="P2">dendrite right 5&lt;-dendrite right 6</text:p>
      <text:p text:style-name="P2">dendrite right 6&lt;-dendrite right 7</text:p>
      <text:p text:style-name="P2">dendrite right 7&lt;-dendrite right 8</text:p>
      <text:p text:style-name="P2">/usr/local/lib/python3.5/dist-packages/matplotlib/backend_bases.py:2437: MatplotlibDeprecationWarning: Using default event loop until function specific to this GUI is implemented</text:p>
      <text:p text:style-name="P2"><text:s text:c="2"/>warnings.warn(str, mplDeprecation)</text:p>
      <text:p text:style-name="P2">running from 100.000000 s until 200.000000 s with time step of 0.001 seconds </text:p>
      <text:p text:style-name="P2">time taken: 117.836767</text:p>
      <text:p text:style-name="P2">2017-05-19 13:39:32.716774</text:p>
      <text:p text:style-name="P2">Ion concentrations given diffusion between compartments</text:p>
      <text:p text:style-name="P2"><text:s text:c="10"/><text:tab/> <text:s text:c="4"/>reference <text:s text:c="5"/><text:tab/> <text:s text:c="2"/>dendrite left <text:s text:c="3"/><text:tab/> <text:s/>dendrite right 8 <text:s/><text:tab/></text:p>
      <text:p text:style-name="P2">cli <text:s text:c="6"/>0.004344242540221584<text:tab/>0.004344242540221584<text:tab/>0.004344242540221584<text:tab/></text:p>
      <text:p text:style-name="P2">ki <text:s text:c="7"/>0.111212518885564354<text:tab/>0.111212518885564354<text:tab/>0.111212518885564354<text:tab/></text:p>
      <text:p text:style-name="P2">nai <text:s text:c="6"/>0.025562767538882886<text:tab/>0.025562767538882886<text:tab/>0.025562767538882886<text:tab/></text:p>
      <text:p text:style-name="P2">xi <text:s text:c="7"/>0.155880471035331203<text:tab/>0.155880471035331203<text:tab/>0.155880471035331203<text:tab/></text:p>
      <text:p text:style-name="P2">pkcc2 <text:s text:c="4"/>0.000000010000000000<text:tab/>0.000000010000000000<text:tab/>0.000000010000000000<text:tab/></text:p>
      <text:p text:style-name="P2">gx <text:s text:c="7"/>0.000000000000000000<text:tab/>0.000000000000000000<text:tab/>0.000000000000000000<text:tab/></text:p>
      <text:p text:style-name="P2">w <text:s text:c="8"/>0.000000000000007833<text:tab/>0.000000000000007833<text:tab/>0.000000000000007833<text:tab/></text:p>
      <text:p text:style-name="P2">running from 200.000000 s until 205.000000 s with time step of 1e-06 seconds </text:p>
      <text:p text:style-name="P2">time taken: 3989.323053</text:p>
      <text:p text:style-name="P2">2017-05-19 14:46:13.080453</text:p>
      <text:p text:style-name="P2">Ion concentrations during event from the dendritic compartment</text:p>
      <text:p text:style-name="P2"><text:s text:c="10"/><text:tab/> <text:s text:c="4"/>reference <text:s text:c="5"/><text:tab/> <text:s text:c="2"/>dendrite left <text:s text:c="3"/><text:tab/> <text:s/>dendrite right 8 <text:s/><text:tab/></text:p>
      <text:p text:style-name="P2">cli <text:s text:c="6"/>0.003939138343208367<text:tab/>0.003941676732530882<text:tab/>0.004031348894228576<text:tab/></text:p>
      <text:p text:style-name="P2">ki <text:s text:c="7"/>0.111113040482122685<text:tab/>0.111113695920936575<text:tab/>0.111136374102493857<text:tab/></text:p>
      <text:p text:style-name="P2">nai <text:s text:c="6"/>0.025629241241538973<text:tab/>0.025628791342440102<text:tab/>0.025613390967706463<text:tab/></text:p>
      <text:p text:style-name="P2">xi <text:s text:c="7"/>0.156318580819322012<text:tab/>0.156315835869934777<text:tab/>0.156218885893453258<text:tab/></text:p>
      <text:p text:style-name="P2"><text:soft-page-break/>pkcc2 <text:s text:c="4"/>0.000001010000000156<text:tab/>0.000000010000000000<text:tab/>0.000000010000000000<text:tab/></text:p>
      <text:p text:style-name="P2">gx <text:s text:c="7"/>0.000000000000000000<text:tab/>0.000000000000000000<text:tab/>0.000000000000000000<text:tab/></text:p>
      <text:p text:style-name="P2">w <text:s text:c="8"/>0.000000000000007811<text:tab/>0.000000000000007811<text:tab/>0.000000000000007816<text:tab/></text:p>
      <text:p text:style-name="P2">[ 0.0025 <text:s text:c="2"/>0.00251 <text:s/>0.0025 <text:s text:c="2"/>0.00251 <text:s/>0.00238 <text:s/>0.00227 <text:s/>0.00217 <text:s/>0.00208</text:p>
      <text:p text:style-name="P2"><text:s text:c="2"/>0.00202 <text:s/>0.00197 <text:s/>0.00194 <text:s/>0.00192]</text:p>
      <text:p text:style-name="P2">running from 205.000000 s until 210.000000 s with time step of 1e-06 seconds </text:p>
      <text:p text:style-name="P2">time taken: 7818.638614</text:p>
      <text:p text:style-name="P2">2017-05-19 15:50:21.181884</text:p>
      <text:p text:style-name="P2">Ion concentrations immediately after event from the dendritic compartment</text:p>
      <text:p text:style-name="P2"><text:s text:c="10"/><text:tab/> <text:s text:c="4"/>reference <text:s text:c="5"/><text:tab/> <text:s text:c="2"/>dendrite left <text:s text:c="3"/><text:tab/> <text:s/>dendrite right 8 <text:s/><text:tab/></text:p>
      <text:p text:style-name="P2">cli <text:s text:c="6"/>0.003802423961215461<text:tab/>0.003803900593069512<text:tab/>0.003853977068942711<text:tab/></text:p>
      <text:p text:style-name="P2">ki <text:s text:c="7"/>0.111090459672161121<text:tab/>0.111090840599247107<text:tab/>0.111103531408175873<text:tab/></text:p>
      <text:p text:style-name="P2">nai <text:s text:c="6"/>0.025640665312573349<text:tab/>0.025640403958613653<text:tab/>0.025631777372624256<text:tab/></text:p>
      <text:p text:style-name="P2">xi <text:s text:c="7"/>0.156466451570497378<text:tab/>0.156464854786041413<text:tab/>0.156410714086677227<text:tab/></text:p>
      <text:p text:style-name="P2">pkcc2 <text:s text:c="4"/>0.000002009999999548<text:tab/>0.000000010000000000<text:tab/>0.000000010000000000<text:tab/></text:p>
      <text:p text:style-name="P2">gx <text:s text:c="7"/>0.000000000000000000<text:tab/>0.000000000000000000<text:tab/>0.000000000000000000<text:tab/></text:p>
      <text:p text:style-name="P2">w <text:s text:c="8"/>0.000000000000007803<text:tab/>0.000000000000007803<text:tab/>0.000000000000007806<text:tab/></text:p>
      <text:p text:style-name="P2">[ 0.00341 <text:s/>0.00342 <text:s/>0.00341 <text:s/>0.00342 <text:s/>0.00334 <text:s/>0.00328 <text:s/>0.00322 <text:s/>0.00317</text:p>
      <text:p text:style-name="P2"><text:s text:c="2"/>0.00313 <text:s/>0.0031 <text:s text:c="2"/>0.00309 <text:s/>0.00308]</text:p>
      <text:p text:style-name="P2">running from 210.000000 s until 235.000000 s with time step of 1e-06 seconds </text:p>
      <text:p text:style-name="P2">time taken: 26891.32051</text:p>
      <text:p text:style-name="P2">2017-05-19 21:09:33.017233</text:p>
      <text:p text:style-name="P2">Ion concentrations at steady state</text:p>
      <text:p text:style-name="P2"><text:s text:c="10"/><text:tab/> <text:s text:c="4"/>reference <text:s text:c="5"/><text:tab/> <text:s text:c="2"/>dendrite left <text:s text:c="3"/><text:tab/> <text:s/>dendrite right 8 <text:s/><text:tab/></text:p>
      <text:p text:style-name="P2">cli <text:s text:c="6"/>0.003793236407402343<text:tab/>0.003794524528874904<text:tab/>0.003836326583967898<text:tab/></text:p>
      <text:p text:style-name="P2">ki <text:s text:c="7"/>0.111121823726333613<text:tab/>0.111122155276935294<text:tab/>0.111132747309388144<text:tab/></text:p>
      <text:p text:style-name="P2">nai <text:s text:c="6"/>0.025608554180127200<text:tab/>0.025608326944166794<text:tab/>0.025601127581566706<text:tab/></text:p>
      <text:p text:style-name="P2">xi <text:s text:c="7"/>0.156476386126571249<text:tab/>0.156474993198902679<text:tab/>0.156429798477451976<text:tab/></text:p>
      <text:p text:style-name="P2">pkcc2 <text:s text:c="4"/>0.000002009999999548<text:tab/>0.000000010000000000<text:tab/>0.000000010000000000<text:tab/></text:p>
      <text:p text:style-name="P2">gx <text:s text:c="7"/>0.000000000000000000<text:tab/>0.000000000000000000<text:tab/>0.000000000000000000<text:tab/></text:p>
      <text:p text:style-name="P2">w <text:s text:c="8"/>0.000000000000007803<text:tab/>0.000000000000007803<text:tab/>0.000000000000007805<text:tab/></text:p>
      <text:p text:style-name="P2">[ 0.00348 <text:s/>0.00348 <text:s/>0.00348 <text:s/>0.00348 <text:s/>0.00342 <text:s/>0.00336 <text:s/>0.00331 <text:s/>0.00327</text:p>
      <text:p text:style-name="P2"><text:s text:c="2"/>0.00324 <text:s/>0.00322 <text:s/>0.0032 <text:s text:c="2"/>0.00319]</text:p>
      <text:p text:style-name="P2">running from 235.000000 s until 235.000001 s with time step of 1e-06 seconds </text:p>
      <text:p text:style-name="P2">time taken: 26896.074068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9T13:35:28.428266935</meta:creation-date>
    <dc:date>2017-05-20T18:27:02.215797274</dc:date>
    <meta:editing-duration>P1DT4H51M34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2" meta:paragraph-count="82" meta:word-count="424" meta:character-count="4616" meta:non-whitespace-character-count="3882"/>
  </office:meta>
</office:document-meta>
</file>